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style:language-asian="zh" style:country-asian="CN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Menl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/>
    </style:style>
    <style:style style:name="P5" style:family="paragraph" style:parent-style-name="Standard">
      <style:text-properties style:language-asian="zh" style:country-asian="CN"/>
    </style:style>
    <style:style style:name="P6" style:family="paragraph" style:parent-style-name="Standard" style:list-style-name="L1">
      <style:text-properties style:language-asian="zh" style:country-asian="CN"/>
    </style:style>
    <style:style style:name="P7" style:family="paragraph" style:parent-style-name="Standard" style:list-style-name="">
      <style:paragraph-properties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8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9" style:family="paragraph" style:parent-style-name="Standard">
      <style:text-properties fo:color="#000000" style:font-name="Menlo-Regular" fo:font-size="11pt" style:font-name-asian="Menlo-Regular" style:font-size-asian="11pt" style:language-asian="zh" style:country-asian="CN" style:font-name-complex="Menlo-Regular" style:font-size-complex="11pt"/>
    </style:style>
    <style:style style:name="P10" style:family="paragraph" style:parent-style-name="Standard" style:list-style-name="L1">
      <style:text-properties fo:color="#000000" style:font-name="Menlo-Regular" fo:font-size="11pt" style:font-name-asian="Menlo-Regular" style:font-size-asian="11pt" style:language-asian="zh" style:country-asian="CN" style:font-name-complex="Menlo-Regular" style:font-size-complex="11pt"/>
    </style:style>
    <style:style style:name="P1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background-color="#ffff00" style:font-name-asian="Menlo-Regular" style:font-size-asian="11pt" style:font-name-complex="Menlo-Regular" style:font-size-complex="11pt"/>
    </style:style>
    <style:style style:name="P12" style:family="paragraph" style:parent-style-name="Standard" style:list-style-name="">
      <style:paragraph-properties style:text-autospace="none"/>
      <style:text-properties fo:color="#000000" style:font-name="Menlo-Regular" fo:font-size="11pt" fo:background-color="transparent" style:font-name-asian="Menlo-Regular" style:font-size-asian="11pt" style:font-name-complex="Menlo-Regular" style:font-size-complex="11pt"/>
    </style:style>
    <style:style style:name="P13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font-name="Menlo"/>
    </style:style>
    <style:style style:name="T5" style:family="text">
      <style:text-properties style:font-name="Menlo" fo:font-weight="bold"/>
    </style:style>
    <style:style style:name="T6" style:family="text">
      <style:text-properties fo:color="#660e7a" style:font-name="Menlo" fo:font-weight="bold"/>
    </style:style>
    <style:style style:name="T7" style:family="text">
      <style:text-properties fo:color="#008000"/>
    </style:style>
    <style:style style:name="T8" style:family="text">
      <style:text-properties fo:color="#008000" style:font-name="Menlo" fo:font-weight="bold"/>
    </style:style>
    <style:style style:name="T9" style:family="text">
      <style:text-properties fo:color="#0000ff" style:font-name="Menlo"/>
    </style:style>
    <style:style style:name="T10" style:family="text">
      <style:text-properties fo:color="#000080" style:font-name="Menlo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YiW 方案</text:p>
      <text:p text:style-name="P5"/>
      <text:p text:style-name="P5">Case study: Find a handy on a small network.</text:p>
      <text:p text:style-name="P5"/>
      <text:list xml:id="list2422870507440584884" text:style-name="L1">
        <text:list-item>
          <text:p text:style-name="P6">Pre-configuration 预配置</text:p>
          <text:list>
            <text:list-item>
              <text:p text:style-name="P6">配置网络设备的MAC地址 Configure the MAC address of the network devices</text:p>
              <text:p text:style-name="P6">The network devices could be Router, Switch or AP(access point). Their addresses must be stored in a „json“ file. A typical section listed below:</text:p>
            </text:list-item>
          </text:list>
        </text:list-item>
      </text:list>
      <text:p text:style-name="P1">{</text:p>
      <text:p text:style-name="P3"><text:s text:c="3"/><text:span text:style-name="T6">"interfaces"</text:span><text:span text:style-name="T4">: [</text:span></text:p>
      <text:p text:style-name="P3"><text:s text:c="6"/><text:span text:style-name="T4">{</text:span></text:p>
      <text:p text:style-name="P3"><text:s text:c="9"/><text:span text:style-name="T6">"mac"</text:span><text:span text:style-name="T4">: </text:span><text:span text:style-name="T8">"D2:00:1D:59:C3:E0"</text:span><text:span text:style-name="T4">,</text:span></text:p>
      <text:p text:style-name="P3"><text:s text:c="9"/><text:span text:style-name="T6">"media_index"</text:span><text:span text:style-name="T4">: </text:span><text:span text:style-name="T9">8</text:span><text:span text:style-name="T4">,</text:span></text:p>
      <text:p text:style-name="P3"><text:s text:c="9"/><text:span text:style-name="T6">"name"</text:span><text:span text:style-name="T4">: </text:span><text:span text:style-name="T8">"en2"</text:span><text:span text:style-name="T4">,</text:span></text:p>
      <text:p text:style-name="P3"><text:s text:c="9"/><text:span text:style-name="T6">"status"</text:span><text:span text:style-name="T4">: </text:span><text:span text:style-name="T8">"active",<text:tab/></text:span></text:p>
      <text:p text:style-name="P3"><text:span text:style-name="T8"><text:s text:c="9"/></text:span><text:span text:style-name="T6">"link"</text:span><text:span text:style-name="T5">: </text:span><text:span text:style-name="T8">"00:1C:2E:0E:AA:3F",</text:span></text:p>
      <text:p text:style-name="P3"><text:span text:style-name="T7"><text:s text:c="6"/></text:span><text:span text:style-name="T4">},</text:span></text:p>
      <text:p text:style-name="P3"><text:s text:c="3"/><text:span text:style-name="T4">],</text:span></text:p>
      <text:p text:style-name="P3"><text:s text:c="3"/><text:span text:style-name="T6">"name"</text:span><text:span text:style-name="T4">: </text:span><text:span text:style-name="T8">"Jin-Mac"</text:span><text:span text:style-name="T4">,</text:span></text:p>
      <text:p text:style-name="P3"><text:s text:c="3"/><text:span text:style-name="T6">"position"</text:span><text:span text:style-name="T4">: </text:span><text:span text:style-name="T8">"Unknown"</text:span><text:span text:style-name="T4">,</text:span></text:p>
      <text:p text:style-name="P3"><text:s text:c="3"/><text:span text:style-name="T6">"snmp"</text:span><text:span text:style-name="T4">: </text:span><text:span text:style-name="T9">2</text:span><text:span text:style-name="T4">,</text:span></text:p>
      <text:p text:style-name="P3"><text:s text:c="3"/><text:span text:style-name="T6">"status"</text:span><text:span text:style-name="T4">: </text:span><text:span text:style-name="T10">true</text:span><text:span text:style-name="T4">,</text:span></text:p>
      <text:p text:style-name="P3"><text:s text:c="3"/><text:span text:style-name="T6">"type"</text:span><text:span text:style-name="T4">: </text:span><text:span text:style-name="T8">"router"</text:span></text:p>
      <text:p text:style-name="P2">}{</text:p>
      <text:p text:style-name="P3"><text:s text:c="3"/><text:span text:style-name="T6">"interfaces"</text:span><text:span text:style-name="T4">: [</text:span></text:p>
      <text:p text:style-name="P3"><text:s text:c="6"/><text:span text:style-name="T4">{</text:span></text:p>
      <text:p text:style-name="P3"><text:s text:c="9"/><text:span text:style-name="T6">"mac"</text:span><text:span text:style-name="T4">: </text:span><text:span text:style-name="T8">"BC:EE:7B:97:41:2C"</text:span><text:span text:style-name="T4">,</text:span></text:p>
      <text:p text:style-name="P3"><text:s text:c="9"/><text:span text:style-name="T6">"media_index"</text:span><text:span text:style-name="T4">: </text:span><text:span text:style-name="T9">5</text:span><text:span text:style-name="T4">,</text:span></text:p>
      <text:p text:style-name="P3"><text:s text:c="9"/><text:span text:style-name="T6">"name"</text:span><text:span text:style-name="T4">: </text:span><text:span text:style-name="T8">"en0"</text:span><text:span text:style-name="T4">,</text:span></text:p>
      <text:p text:style-name="P3"><text:s text:c="9"/><text:span text:style-name="T6">"status"</text:span><text:span text:style-name="T4">: </text:span><text:span text:style-name="T8">"active"</text:span></text:p>
      <text:p text:style-name="P3"><text:span text:style-name="T7"><text:s text:c="6"/></text:span><text:span text:style-name="T4">}</text:span></text:p>
      <text:p text:style-name="P3"><text:s text:c="3"/><text:span text:style-name="T4">],</text:span></text:p>
      <text:p text:style-name="P3"><text:s text:c="3"/><text:span text:style-name="T6">"name"</text:span><text:span text:style-name="T4">: </text:span><text:span text:style-name="T8">"ASUS"</text:span><text:span text:style-name="T4">,</text:span></text:p>
      <text:p text:style-name="P3"><text:s text:c="3"/><text:span text:style-name="T6">"position"</text:span><text:span text:style-name="T4">: </text:span><text:span text:style-name="T8">"Asus-company"</text:span><text:span text:style-name="T4">,</text:span></text:p>
      <text:p text:style-name="P3"><text:s text:c="3"/><text:span text:style-name="T6">"snmp"</text:span><text:span text:style-name="T4">: </text:span><text:span text:style-name="T9">0</text:span><text:span text:style-name="T4">,</text:span></text:p>
      <text:p text:style-name="P3"><text:s text:c="3"/><text:span text:style-name="T6">"status"</text:span><text:span text:style-name="T4">: </text:span><text:span text:style-name="T10">true</text:span><text:span text:style-name="T4">,</text:span></text:p>
      <text:p text:style-name="P3"><text:s text:c="3"/><text:span text:style-name="T6">"type"</text:span><text:span text:style-name="T4">: </text:span><text:span text:style-name="T8">"ap"</text:span></text:p>
      <text:p text:style-name="P4">},</text:p>
      <text:p text:style-name="P4">{</text:p>
      <text:p text:style-name="P3"><text:s text:c="3"/><text:span text:style-name="T6">"interfaces"</text:span><text:span text:style-name="T4">: [</text:span></text:p>
      <text:p text:style-name="P3"><text:s text:c="6"/><text:span text:style-name="T4">{</text:span></text:p>
      <text:p text:style-name="P3"><text:s text:c="9"/><text:span text:style-name="T6">"mac"</text:span><text:span text:style-name="T4">: </text:span><text:span text:style-name="T8">"00:1C:2E:0E:AA:3F"</text:span><text:span text:style-name="T4">,</text:span></text:p>
      <text:p text:style-name="P3"><text:s text:c="9"/><text:span text:style-name="T6">"media_index"</text:span><text:span text:style-name="T4">: </text:span><text:span text:style-name="T8">"1"</text:span><text:span text:style-name="T4">,</text:span></text:p>
      <text:p text:style-name="P3"><text:s text:c="9"/><text:span text:style-name="T6">"link"</text:span><text:span text:style-name="T4">: </text:span><text:span text:style-name="T8">"BC:EE:7B:97:41:2C"</text:span></text:p>
      <text:p text:style-name="P3"><text:span text:style-name="T7"><text:s text:c="6"/></text:span><text:span text:style-name="T4">}</text:span></text:p>
      <text:p text:style-name="P3"><text:s text:c="3"/><text:span text:style-name="T4">],</text:span></text:p>
      <text:p text:style-name="P3"><text:s text:c="3"/><text:span text:style-name="T6">"name"</text:span><text:span text:style-name="T4">: </text:span><text:span text:style-name="T8">"ProCurve"</text:span><text:span text:style-name="T4">,</text:span></text:p>
      <text:p text:style-name="P3"><text:s text:c="3"/><text:span text:style-name="T6">"position"</text:span><text:span text:style-name="T4">: </text:span><text:span text:style-name="T8">"Berlin"</text:span><text:span text:style-name="T4">,</text:span></text:p>
      <text:p text:style-name="P3"><text:s text:c="3"/><text:span text:style-name="T6">"snmp"</text:span><text:span text:style-name="T4">: </text:span><text:span text:style-name="T9">1</text:span><text:span text:style-name="T4">,</text:span></text:p>
      <text:p text:style-name="P3"><text:s text:c="3"/><text:span text:style-name="T6">"status"</text:span><text:span text:style-name="T4">: </text:span><text:span text:style-name="T10">true</text:span><text:span text:style-name="T4">,</text:span></text:p>
      <text:p text:style-name="P3"><text:s text:c="3"/><text:span text:style-name="T6">"type"</text:span><text:span text:style-name="T4">: </text:span><text:span text:style-name="T8">"switch"</text:span></text:p>
      <text:p text:style-name="P2">}</text:p>
      <text:p text:style-name="P2">This json file contains for now three devices: „Jin-Mac“ as router and the root server, „ProCurve“ as a switch and „ASUS“ as an AP.</text:p>
      <text:p text:style-name="P5"><text:soft-page-break/></text:p>
      <text:list xml:id="list1788683519" text:continue-numbering="true" text:style-name="L1">
        <text:list-item>
          <text:list>
            <text:list-item>
              <text:p text:style-name="P6">配置网络设备的拓扑结构</text:p>
              <text:p text:style-name="P6">The topology of the network devices are also have to be configured.</text:p>
            </text:list-item>
          </text:list>
        </text:list-item>
      </text:list>
      <text:p text:style-name="P5">„Jin-Mac“ connects to „ProCurve“, „ProCurve“ connects to „ASUS“.</text:p>
      <text:list xml:id="list1991137349" text:continue-numbering="true" text:style-name="L1">
        <text:list-item>
          <text:p text:style-name="P6">查询</text:p>
        </text:list-item>
      </text:list>
      <text:p text:style-name="P5">在服务端页面上，能够通过HTTP获得的只有客户端的IP地址</text:p>
      <text:p text:style-name="P5">On the server web page, only the IP address of the client could be fetchted from the HTTP headers. </text:p>
      <text:list xml:id="list871077664" text:continue-numbering="true" text:style-name="L1">
        <text:list-item>
          <text:list>
            <text:list-item>
              <text:p text:style-name="P6">Get the IP address</text:p>
            </text:list-item>
            <text:list-item>
              <text:p text:style-name="P6">Run command:</text:p>
              <text:p text:style-name="P6">snmptable -v 2c -c public &lt;localhost or IP&gt; ipNetToMedia</text:p>
              <text:p text:style-name="P6"/>
              <text:p text:style-name="P6">A typical output listed below:</text:p>
              <text:p text:style-name="P6"><text:span text:style-name="T1"><text:s/>ipNetToMediaIfIndex ipNetToMediaPhysAddress ipNetToMediaNetAddress ipNetToMediaType</text:span></text:p>
            </text:list-item>
          </text:list>
        </text:list-item>
      </text:list>
      <text:p text:style-name="P8"><text:s text:c="19"/>5 <text:s text:c="7"/>4c:9:d4:4d:d0:d6 <text:s text:c="11"/>192.168.1.1 <text:s text:c="11"/>other</text:p>
      <text:p text:style-name="P8"><text:s text:c="19"/>5 <text:s text:c="6"/>ff:ff:ff:ff:ff:ff <text:s text:c="9"/>192.168.1.255 <text:s text:c="11"/>other</text:p>
      <text:p text:style-name="P8"><text:s text:c="19"/><text:span text:style-name="T2">8 <text:s text:c="6"/>8c:bf:a6:a7:17:63 <text:s text:c="11"/>192.168.2.2 <text:s text:c="11"/>other</text:span></text:p>
      <text:p text:style-name="P8"><text:s text:c="19"/>8 <text:s text:c="6"/>10:40:f3:9f:49:e2 <text:s text:c="11"/>192.168.2.5 <text:s text:c="11"/>other</text:p>
      <text:p text:style-name="P8"><text:s text:c="19"/>8 <text:s text:c="9"/>0:1c:2e:e:aa:0 <text:s text:c="11"/>192.168.2.7 <text:s text:c="11"/>other</text:p>
      <text:p text:style-name="P13"><text:span text:style-name="T1"><text:s text:c="19"/>8 <text:s text:c="6"/>ff:ff:ff:ff:ff:ff <text:s text:c="9"/>192.168.2.255 <text:s text:c="11"/>other</text:span></text:p>
      <text:p text:style-name="P13"><text:span text:style-name="T1">The yellow marked row is the Handy that we want to find out. Important information is the MAC address and the media index.</text:span></text:p>
      <text:list xml:id="list869601471" text:continue-numbering="true" text:style-name="L1">
        <text:list-item>
          <text:list>
            <text:list-item>
              <text:p text:style-name="P6">Search the devices.json file, media interface 8 connects to the ProCurve switch media interface 1.</text:p>
              <text:p text:style-name="P6">And the ProCurve switch media interface belongs to ProCurve switch. This device is defined as a switch, supports SNMP 1, and is active.</text:p>
            </text:list-item>
            <text:list-item>
              <text:p text:style-name="P10">Run command</text:p>
              <text:p text:style-name="P10">snmpwalk -v 2c -c public 192.168.2.7 mib-2.17.7.1.2.2.1.2</text:p>
            </text:list-item>
          </text:list>
        </text:list-item>
      </text:list>
      <text:p text:style-name="P9"/>
      <text:p text:style-name="P9">Output listed below:</text:p>
      <text:p text:style-name="P9">SNMPv2-SMI::mib-2.17.7.1.2.2.1.2.1.0.28.46.14.170.0 = INTEGER: 0</text:p>
      <text:p text:style-name="P8">SNMPv2-SMI::mib-2.17.7.1.2.2.1.2.1.16.64.243.159.73.226 = INTEGER: 1</text:p>
      <text:p text:style-name="P8">SNMPv2-SMI::mib-2.17.7.1.2.2.1.2.1.88.176.53.243.205.40 = INTEGER: 3</text:p>
      <text:p text:style-name="P8">SNMPv2-SMI::mib-2.17.7.1.2.2.1.2.1.90.176.53.63.244.100 = INTEGER: 3</text:p>
      <text:p text:style-name="P11">SNMPv2-SMI::mib-2.17.7.1.2.2.1.2.1.140.191.166.167.23.99 = INTEGER: 1</text:p>
      <text:p text:style-name="P7">SNMPv2-SMI::mib-2.17.7.1.2.2.1.2.2.0.28.46.14.170.1 = INTEGER: 0</text:p>
      <text:p text:style-name="P7"/>
      <text:p text:style-name="P7">Care the yellow line, the value <text:span text:style-name="T2">140.191.166.167.23.99 <text:s/></text:span><text:span text:style-name="T3">is the decimal format of the MAC address, and it equals to <text:s/></text:span><text:span text:style-name="T2">8c:bf:a6:a7:17:63 </text:span></text:p>
      <text:p text:style-name="P12">From this line, we know that the Handy connects to the media interface 1 of the ProCurve switch.</text:p>
      <text:p text:style-name="P12"><text:tab/>5. Again, from the devices.json configurations file, we know that the media interface 1 of the ProCurve switch connects to ASUS. ASUS is a AP and it doesn't support SNMP, so it shall not have any subdevice. So the ASUS router is returned as the device that directly connects to the Han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ns Bogenmacher</meta:initial-creator>
    <meta:creation-date>2015-11-25T14:26:54</meta:creation-date>
    <meta:document-statistic meta:table-count="0" meta:image-count="0" meta:object-count="0" meta:page-count="2" meta:paragraph-count="82" meta:word-count="478" meta:character-count="3534"/>
    <dc:date>2015-11-25T15:11:25</dc:date>
    <dc:creator>Hans Bogenmacher</dc:creator>
    <meta:editing-duration>PT10M30S</meta:editing-duration>
    <meta:editing-cycles>1</meta:editing-cycles>
    <meta:generator>OpenOffice/4.1.1$Unix OpenOffice.org_project/411m6$Build-9775</meta:generator>
  </office:meta>
</office:document-meta>
</file>